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4.46" style:family="table-row">
      <style:table-row-properties style:min-row-height="0.526cm"/>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035cm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Contents_20_1">
      <style:paragraph-properties>
        <style:tab-stops>
          <style:tab-stop style:position="0cm"/>
          <style:tab-stop style:position="3cm"/>
        </style:tab-stops>
      </style:paragraph-properties>
    </style:style>
    <style:style style:name="P58" style:family="paragraph" style:parent-style-name="Contents_20_2">
      <style:paragraph-properties>
        <style:tab-stops>
          <style:tab-stop style:position="0cm"/>
        </style:tab-stops>
      </style:paragraph-properties>
    </style:style>
    <style:style style:name="P59" style:family="paragraph" style:parent-style-name="Standard" style:master-page-name="Index">
      <style:paragraph-properties fo:margin-left="0cm" fo:margin-right="0cm" fo:text-indent="0cm" style:auto-text-indent="false" style:page-number="auto"/>
    </style:style>
    <style:style style:name="P60" style:family="paragraph" style:parent-style-name="Standard" style:master-page-name="Index">
      <style:paragraph-properties style:page-number="auto"/>
    </style:style>
    <style:style style:name="P61" style:family="paragraph" style:parent-style-name="Standard" style:list-style-name=""/>
    <style:style style:name="P62" style:family="paragraph" style:parent-style-name="List" style:list-style-name="L11"/>
    <style:style style:name="P63" style:family="paragraph" style:parent-style-name="List" style:list-style-name="L1">
      <style:paragraph-properties fo:margin-left="2.341cm" fo:margin-right="0cm" fo:text-indent="0cm" style:auto-text-indent="false"/>
    </style:style>
    <style:style style:name="P64" style:family="paragraph" style:parent-style-name="List" style:list-style-name="L9">
      <style:paragraph-properties fo:margin-left="2.341cm" fo:margin-right="0cm" fo:text-indent="0cm" style:auto-text-indent="false"/>
    </style:style>
    <style:style style:name="P65" style:family="paragraph" style:parent-style-name="List" style:list-style-name="L11">
      <style:paragraph-properties fo:margin-left="2.341cm" fo:margin-right="0cm" fo:text-indent="0cm" style:auto-text-indent="false"/>
    </style:style>
    <style:style style:name="P6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7" style:family="paragraph" style:parent-style-name="Table_20_Contents" style:list-style-name="L2"/>
    <style:style style:name="P68" style:family="paragraph" style:parent-style-name="Table_20_Contents" style:list-style-name="L2">
      <style:paragraph-properties fo:keep-together="always"/>
    </style:style>
    <style:style style:name="P69" style:family="paragraph" style:parent-style-name="Table_20_Contents" style:list-style-name="L10">
      <style:paragraph-properties fo:keep-together="always"/>
    </style:style>
    <style:style style:name="P70" style:family="paragraph" style:parent-style-name="Table_20_Contents" style:list-style-name="L12">
      <style:paragraph-properties fo:keep-together="always"/>
    </style:style>
    <style:style style:name="P71" style:family="paragraph" style:parent-style-name="Table_20_Contents" style:list-style-name="L3"/>
    <style:style style:name="P72" style:family="paragraph" style:parent-style-name="Table_20_Contents" style:list-style-name="L4"/>
    <style:style style:name="P73" style:family="paragraph" style:parent-style-name="Table_20_Contents" style:list-style-name="L5"/>
    <style:style style:name="P74" style:family="paragraph" style:parent-style-name="Table_20_Contents" style:list-style-name="L6"/>
    <style:style style:name="P75" style:family="paragraph" style:parent-style-name="Table_20_Contents" style:list-style-name="L7"/>
    <style:style style:name="P76" style:family="paragraph" style:parent-style-name="Table_20_Contents" style:list-style-name="L8"/>
    <style:style style:name="P77" style:family="paragraph" style:parent-style-name="Table_20_Contents" style:list-style-name="L10"/>
    <style:style style:name="P78" style:family="paragraph" style:parent-style-name="Table_20_Contents" style:list-style-name="L10">
      <style:paragraph-properties fo:keep-together="always"/>
      <style:text-properties fo:font-size="10pt" style:letter-kerning="false"/>
    </style:style>
    <style:style style:name="P79" style:family="paragraph" style:parent-style-name="Table_20_Contents" style:list-style-name="L10">
      <style:text-properties fo:font-size="10pt" style:letter-kerning="false"/>
    </style:style>
    <style:style style:name="P80" style:family="paragraph" style:parent-style-name="Table_20_Contents" style:list-style-name="L12"/>
    <style:style style:name="P81" style:family="paragraph" style:parent-style-name="Table_20_Contents" style:list-style-name="L10">
      <style:text-properties fo:font-weight="normal" style:font-weight-asian="normal" style:font-weight-complex="normal"/>
    </style:style>
    <style:style style:name="P82"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83" style:family="paragraph" style:parent-style-name="Table_20_Contents" style:list-style-name="L10">
      <style:paragraph-properties fo:margin-left="0.415cm" fo:margin-right="0.011cm" fo:text-indent="0cm" style:auto-text-indent="false"/>
    </style:style>
    <style:style style:name="P84" style:family="paragraph" style:parent-style-name="Table_20_Contents" style:list-style-name="L10">
      <style:paragraph-properties fo:margin-left="0.415cm" fo:margin-right="0.011cm" fo:text-indent="0cm" style:auto-text-indent="false">
        <style:tab-stops/>
      </style:paragraph-properties>
    </style:style>
    <style:style style:name="P85" style:family="paragraph" style:parent-style-name="Heading_20_1" style:master-page-name="Standard">
      <style:paragraph-properties style:page-number="auto"/>
    </style:style>
    <style:style style:name="P86" style:family="paragraph" style:parent-style-name="Heading_20_1">
      <style:paragraph-properties fo:break-before="page"/>
    </style:style>
    <style:style style:name="P87" style:family="paragraph" style:parent-style-name="Heading_20_2" style:list-style-name="">
      <style:paragraph-properties fo:keep-together="always"/>
    </style:style>
    <style:style style:name="P88" style:family="paragraph" style:parent-style-name="Heading_20_2">
      <style:paragraph-properties fo:break-before="page"/>
    </style:style>
    <style:style style:name="P89" style:family="paragraph" style:parent-style-name="Heading_20_2">
      <style:paragraph-properties fo:margin-left="3cm" fo:margin-right="0cm" fo:text-indent="0cm" style:auto-text-indent="false"/>
    </style:style>
    <style:style style:name="P9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line-through-style="none"/>
    </style:style>
    <style:style style:name="T18" style:family="text">
      <style:text-properties fo:font-size="10pt" style:letter-kerning="false"/>
    </style:style>
    <style:style style:name="T19" style:family="text">
      <style:text-properties style:font-name="Optima1" fo:font-size="10pt"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Optima2" fo:font-size="10pt" style:font-size-asian="10pt" style:font-size-complex="10pt"/>
    </style:style>
    <style:style style:name="T24" style:family="text">
      <style:text-properties style:letter-kerning="false"/>
    </style:style>
    <style:style style:name="T25" style:family="text">
      <style:text-properties style:text-position="super 58%"/>
    </style:style>
    <style:style style:name="T26" style:family="text">
      <style:text-properties fo:font-weight="bold" style:font-weight-asian="bold" style:font-weight-complex="bold"/>
    </style:style>
    <style:style style:name="T27"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0.7</text:p>
      <text:p text:style-name="P51">Installation and Configuration Guide</text:p>
      <text:p text:style-name="P8"/>
      <text:p text:style-name="P60">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7 – July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9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Chapter 1<text:tab/><text:a xlink:type="simple" xlink:href="#__RefHeading__18865_1508206336">About this Guide <text:s text:c="2"/><text:tab/>3</text:a></text:p>
          <text:p text:style-name="P57">Chapter 2<text:tab/><text:a xlink:type="simple" xlink:href="#__RefHeading__18867_1508206336">Introduction <text:s text:c="2"/><text:tab/>4</text:a></text:p>
          <text:p text:style-name="P58"><text:a xlink:type="simple" xlink:href="#__RefHeading__19192_1508206336" text:style-name="Internet_20_link" text:visited-style-name="Internet_20_link">Architecture <text:s text:c="2"/><text:tab/>5</text:a></text:p>
          <text:p text:style-name="P57">Chapter 3<text:tab/><text:a xlink:type="simple" xlink:href="#__RefHeading__18869_1508206336">System Requirements <text:s text:c="2"/><text:tab/>6</text:a></text:p>
          <text:p text:style-name="P58"><text:a xlink:type="simple" xlink:href="#__RefHeading__19194_1508206336" text:style-name="Internet_20_link" text:visited-style-name="Internet_20_link">Assumptions <text:s text:c="2"/><text:tab/>6</text:a></text:p>
          <text:p text:style-name="P58"><text:a xlink:type="simple" xlink:href="#__RefHeading__19196_1508206336" text:style-name="Internet_20_link" text:visited-style-name="Internet_20_link">Minimum Hardware Requirements <text:s text:c="2"/><text:tab/>7</text:a></text:p>
          <text:p text:style-name="P58"><text:a xlink:type="simple" xlink:href="#__RefHeading__19198_1508206336" text:style-name="Internet_20_link" text:visited-style-name="Internet_20_link">Operating System Requirements <text:s text:c="2"/><text:tab/>8</text:a></text:p>
          <text:p text:style-name="P57">Chapter 4<text:tab/><text:a xlink:type="simple" xlink:href="#__RefHeading__18871_1508206336">Installation <text:s text:c="2"/><text:tab/>9</text:a></text:p>
          <text:p text:style-name="P58"><text:a xlink:type="simple" xlink:href="#__RefHeading__19200_1508206336" text:style-name="Internet_20_link" text:visited-style-name="Internet_20_link">Software Downloads <text:s text:c="2"/><text:tab/>9</text:a></text:p>
          <text:p text:style-name="P58"><text:a xlink:type="simple" xlink:href="#__RefHeading__19202_1508206336" text:style-name="Internet_20_link" text:visited-style-name="Internet_20_link">Software Installation <text:s text:c="2"/><text:tab/>9</text:a></text:p>
          <text:p text:style-name="P57">Chapter 5<text:tab/><text:a xlink:type="simple" xlink:href="#__RefHeading__18873_1508206336">Configuration <text:s text:c="2"/><text:tab/>10</text:a></text:p>
          <text:p text:style-name="P58"><text:a xlink:type="simple" xlink:href="#__RefHeading__19204_1508206336" text:style-name="Internet_20_link" text:visited-style-name="Internet_20_link">GNUstep Environment Overview <text:s text:c="2"/><text:tab/>10</text:a></text:p>
          <text:p text:style-name="P58"><text:a xlink:type="simple" xlink:href="#__RefHeading__19206_1508206336" text:style-name="Internet_20_link" text:visited-style-name="Internet_20_link">Preferences Hierarchy <text:s text:c="2"/><text:tab/>11</text:a></text:p>
          <text:p text:style-name="P58"><text:a xlink:type="simple" xlink:href="#__RefHeading__19208_1508206336" text:style-name="Internet_20_link" text:visited-style-name="Internet_20_link">General Preferences <text:s text:c="2"/><text:tab/>12</text:a></text:p>
          <text:p text:style-name="P58"><text:a xlink:type="simple" xlink:href="#__RefHeading__19210_1508206336" text:style-name="Internet_20_link" text:visited-style-name="Internet_20_link">Authentication using LDAP <text:s text:c="2"/><text:tab/>18</text:a></text:p>
          <text:p text:style-name="P58"><text:a xlink:type="simple" xlink:href="#__RefHeading__19212_1508206336" text:style-name="Internet_20_link" text:visited-style-name="Internet_20_link">LDAP Attributes Indexing <text:s text:c="2"/><text:tab/>24</text:a></text:p>
          <text:p text:style-name="P58"><text:a xlink:type="simple" xlink:href="#__RefHeading__19214_1508206336" text:style-name="Internet_20_link" text:visited-style-name="Internet_20_link">LDAP Attributes Mapping <text:s text:c="2"/><text:tab/>24</text:a></text:p>
          <text:p text:style-name="P58"><text:a xlink:type="simple" xlink:href="#__RefHeading__19216_1508206336" text:style-name="Internet_20_link" text:visited-style-name="Internet_20_link">Authenticating using C.A.S. <text:s text:c="2"/><text:tab/>25</text:a></text:p>
          <text:p text:style-name="P58"><text:a xlink:type="simple" xlink:href="#__RefHeading__19218_1508206336" text:style-name="Internet_20_link" text:visited-style-name="Internet_20_link">Authenticating using SAML2 <text:s text:c="2"/><text:tab/>27</text:a></text:p>
          <text:p text:style-name="P58"><text:a xlink:type="simple" xlink:href="#__RefHeading__19220_1508206336" text:style-name="Internet_20_link" text:visited-style-name="Internet_20_link">Database Configuration <text:s text:c="2"/><text:tab/>27</text:a></text:p>
          <text:p text:style-name="P58"><text:a xlink:type="simple" xlink:href="#__RefHeading__19222_1508206336" text:style-name="Internet_20_link" text:visited-style-name="Internet_20_link">Authentication using SQL <text:s text:c="2"/><text:tab/>29</text:a></text:p>
          <text:p text:style-name="P58"><text:a xlink:type="simple" xlink:href="#__RefHeading__19224_1508206336" text:style-name="Internet_20_link" text:visited-style-name="Internet_20_link">SMTP Server Configuration <text:s text:c="2"/><text:tab/>31</text:a></text:p>
          <text:p text:style-name="P58"><text:a xlink:type="simple" xlink:href="#__RefHeading__19226_1508206336" text:style-name="Internet_20_link" text:visited-style-name="Internet_20_link">IMAP Server Configuration <text:s text:c="2"/><text:tab/>32</text:a></text:p>
          <text:p text:style-name="P58"><text:a xlink:type="simple" xlink:href="#__RefHeading__19228_1508206336" text:style-name="Internet_20_link" text:visited-style-name="Internet_20_link">Web Interface Configuration <text:s text:c="2"/><text:tab/>34</text:a></text:p>
          <text:p text:style-name="P58"><text:a xlink:type="simple" xlink:href="#__RefHeading__19230_1508206336" text:style-name="Internet_20_link" text:visited-style-name="Internet_20_link">SOGo Configuration Summary <text:s text:c="2"/><text:tab/>38</text:a></text:p>
          <text:p text:style-name="P58"><text:a xlink:type="simple" xlink:href="#__RefHeading__19232_1508206336" text:style-name="Internet_20_link" text:visited-style-name="Internet_20_link">Multi-domains Configuration <text:s text:c="2"/><text:tab/>39</text:a></text:p>
          <text:p text:style-name="P58"><text:a xlink:type="simple" xlink:href="#__RefHeading__19234_1508206336" text:style-name="Internet_20_link" text:visited-style-name="Internet_20_link">Apache Configuration <text:s text:c="2"/><text:tab/>42</text:a></text:p>
          <text:p text:style-name="P58"><text:soft-page-break/><text:a xlink:type="simple" xlink:href="#__RefHeading__19236_1508206336" text:style-name="Internet_20_link" text:visited-style-name="Internet_20_link">Starting Services <text:s text:c="2"/><text:tab/>42</text:a></text:p>
          <text:p text:style-name="P58"><text:a xlink:type="simple" xlink:href="#__RefHeading__19238_1508206336" text:style-name="Internet_20_link" text:visited-style-name="Internet_20_link">Cronjob — EMail reminders <text:s text:c="2"/><text:tab/>43</text:a></text:p>
          <text:p text:style-name="P58"><text:a xlink:type="simple" xlink:href="#__RefHeading__19240_1508206336" text:style-name="Internet_20_link" text:visited-style-name="Internet_20_link">Cronjob — Vacation messages expiration <text:s text:c="2"/><text:tab/>43</text:a></text:p>
          <text:p text:style-name="P57">Chapter 6<text:tab/><text:a xlink:type="simple" xlink:href="#__RefHeading__18875_1508206336">Managing User Accounts <text:s text:c="2"/><text:tab/>44</text:a></text:p>
          <text:p text:style-name="P58"><text:a xlink:type="simple" xlink:href="#__RefHeading__19242_1508206336" text:style-name="Internet_20_link" text:visited-style-name="Internet_20_link">Creating the SOGo Administrative Account <text:s text:c="2"/><text:tab/>44</text:a></text:p>
          <text:p text:style-name="P58"><text:a xlink:type="simple" xlink:href="#__RefHeading__19244_1508206336" text:style-name="Internet_20_link" text:visited-style-name="Internet_20_link">Creating a User Account <text:s text:c="2"/><text:tab/>45</text:a></text:p>
          <text:p text:style-name="P57">Chapter 7<text:tab/><text:a xlink:type="simple" xlink:href="#__RefHeading__18877_1508206336">Funambol <text:s text:c="2"/><text:tab/>46</text:a></text:p>
          <text:p text:style-name="P57">Chapter 8<text:tab/><text:a xlink:type="simple" xlink:href="#__RefHeading__18879_1508206336">Using SOGo <text:s text:c="2"/><text:tab/>49</text:a></text:p>
          <text:p text:style-name="P58"><text:a xlink:type="simple" xlink:href="#__RefHeading__19246_1508206336" text:style-name="Internet_20_link" text:visited-style-name="Internet_20_link">SOGo Web Interface <text:s text:c="2"/><text:tab/>49</text:a></text:p>
          <text:p text:style-name="P58"><text:a xlink:type="simple" xlink:href="#__RefHeading__19248_1508206336" text:style-name="Internet_20_link" text:visited-style-name="Internet_20_link">Mozilla Thunderbird and Lightning <text:s text:c="2"/><text:tab/>49</text:a></text:p>
          <text:p text:style-name="P58"><text:a xlink:type="simple" xlink:href="#__RefHeading__19250_1508206336" text:style-name="Internet_20_link" text:visited-style-name="Internet_20_link">Apple iCal <text:s text:c="2"/><text:tab/>50</text:a></text:p>
          <text:p text:style-name="P58"><text:a xlink:type="simple" xlink:href="#__RefHeading__19252_1508206336" text:style-name="Internet_20_link" text:visited-style-name="Internet_20_link">Apple AddressBook <text:s text:c="2"/><text:tab/>50</text:a></text:p>
          <text:p text:style-name="P58"><text:a xlink:type="simple" xlink:href="#__RefHeading__19254_1508206336" text:style-name="Internet_20_link" text:visited-style-name="Internet_20_link">Funambol / Mobile Devices <text:s text:c="2"/><text:tab/>52</text:a></text:p>
          <text:p text:style-name="P57">Chapter 9<text:tab/><text:a xlink:type="simple" xlink:href="#__RefHeading__18881_1508206336">Upgrading <text:s text:c="2"/><text:tab/>53</text:a></text:p>
          <text:p text:style-name="P57">Chapter 10<text:tab/><text:a xlink:type="simple" xlink:href="#__RefHeading__18883_1508206336">Additional Information <text:s text:c="2"/><text:tab/>55</text:a></text:p>
          <text:p text:style-name="P57">Chapter 11<text:tab/><text:a xlink:type="simple" xlink:href="#__RefHeading__18885_1508206336">Commercial Support and Contact Information <text:s text:c="2"/><text:tab/>56</text:a></text:p>
        </text:index-body>
      </text:table-of-content>
      <text:p text:style-name="Standard"/>
      <text:h text:style-name="P85"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7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8"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6"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8597938336557661443" text:style-name="L1">
        <text:list-header>
          <text:p text:style-name="P63">❏<text:tab/>Database server (MySQL, PostgreSQL or Oracle)</text:p>
          <text:p text:style-name="P66">❏<text:tab/>LDAP server (OpenLDAP, Novell eDirectory, Microsoft Active Directory and others) </text:p>
          <text:p text:style-name="P63">❏<text:tab/>SMTP server (Postfix, Sendmail and others)</text:p>
          <text:p text:style-name="P6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8"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924972029523577549" text:style-name="L2">
              <text:list-item>
                <text:p text:style-name="P68"><text:s/>Intel, AMD, or PowerPC CPU 1 GHz</text:p>
              </text:list-item>
            </text:list>
            <text:list xml:id="list102433430" text:style-name="L2">
              <text:list-item>
                <text:p text:style-name="P67"><text:s/>512 MB of RAM (without Funambol, 1 GB RAM otherwise)</text:p>
              </text:list-item>
              <text:list-item>
                <text:p text:style-name="P67"><text:s/>1 GB of disk space</text:p>
              </text:list-item>
            </text:list>
            <text:p text:style-name="Table_20_Contents"/>
            <text:p text:style-name="Table_20_Contents">Production</text:p>
            <text:list xml:id="list28163307225866644" text:style-name="L3">
              <text:list-item>
                <text:p text:style-name="P71"><text:s/>Intel, AMD or PowerPC CPU 3 GHz</text:p>
              </text:list-item>
            </text:list>
            <text:list xml:id="list479412229" text:style-name="L3">
              <text:list-item>
                <text:p text:style-name="P71"><text:s/>2048 MB of RAM</text:p>
              </text:list-item>
            </text:list>
            <text:list xml:id="list1613892386" text:style-name="L3">
              <text:list-item>
                <text:p text:style-name="P71"><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7868299173247994627" text:style-name="L4">
              <text:list-item>
                <text:p text:style-name="P72"><text:s/>Intel, AMD, or PowerPC CPU 1.5 GHz</text:p>
              </text:list-item>
            </text:list>
            <text:list xml:id="list176431456" text:style-name="L4">
              <text:list-item>
                <text:p text:style-name="P72"><text:s/>1024x768 monitor resolution</text:p>
              </text:list-item>
            </text:list>
            <text:list xml:id="list1084879091" text:style-name="L4">
              <text:list-item>
                <text:p text:style-name="P72"><text:s/>512 MB of RAM</text:p>
              </text:list-item>
              <text:list-item>
                <text:p text:style-name="P72"><text:s/>128 Kbps or higher network connection</text:p>
              </text:list-item>
            </text:list>
            <text:p text:style-name="Table_20_Contents"/>
            <text:p text:style-name="Table_20_Contents">Microsoft Windows</text:p>
            <text:list xml:id="list9213806876280761400" text:style-name="L5">
              <text:list-item>
                <text:p text:style-name="P73"><text:s/>Microsoft Windows XP SP2 or Vista</text:p>
              </text:list-item>
            </text:list>
            <text:p text:style-name="Table_20_Contents"/>
            <text:p text:style-name="Table_20_Contents">Apple Mac OS X</text:p>
            <text:list xml:id="list4138410981014865437" text:style-name="L6">
              <text:list-item>
                <text:p text:style-name="P74"><text:s/>Apple Mac OS X 10.2 or later</text:p>
              </text:list-item>
            </text:list>
            <text:p text:style-name="Table_20_Contents"/>
            <text:p text:style-name="Table_20_Contents">Linux</text:p>
            <text:list xml:id="list8483303784151423860" text:style-name="L7">
              <text:list-item>
                <text:p text:style-name="P75"><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8394454985463464894" text:style-name="L8">
              <text:list-item>
                <text:p text:style-name="P76"><text:s/>Palm OS based devices with Synthesis SyncML Client</text:p>
              </text:list-item>
              <text:list-item>
                <text:p text:style-name="P76"><text:s/>Research In Motion (RIM) BlackBerry devices with Funambol client</text:p>
              </text:list-item>
              <text:list-item>
                <text:p text:style-name="P76"><text:s/>Microsoft Windows Mobile PocketPC or SmartPhone with the Funambol client</text:p>
              </text:list-item>
            </text:list>
            <text:p text:style-name="Table_20_Contents"/>
            <text:list xml:id="list56022638" text:continue-numbering="true" text:style-name="L8">
              <text:list-header>
                <text:p text:style-name="P76">Apple iPhone / iPod / iPad using Apple iOS 3.0 or later</text:p>
              </text:list-header>
            </text:list>
          </table:table-cell>
        </table:table-row>
      </table:table>
      <text:p text:style-name="Standard"/>
      <text:h text:style-name="P88"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6760017321751801509" text:style-name="L9">
        <text:list-header>
          <text:p text:style-name="P64">❏<text:tab/>Red Hat Enterprise Linux (RHEL) Server 5 and 6</text:p>
          <text:p text:style-name="P64">❏<text:tab/>Community ENTerprise Operating System (CentOS) 5 and 6</text:p>
          <text:p text:style-name="P64">❏<text:tab/>Debian GNU/Linux 5.0 (Lenny) to 7.0 (Wheezy)</text:p>
          <text:p text:style-name="P64">❏<text:tab/>Ubuntu 8.10 (Intrepid) to 12.04 (Precise)</text:p>
          <text:p text:style-name="P64"/>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6"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6"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8"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8"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CASLogoutEnabled</text:p>
          </table:table-cell>
          <table:table-cell table:style-name="Table4.B2"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he services available on the SAML2 identify provider.</text:p>
          </table:table-cell>
        </table:table-row>
        <text:soft-page-break/>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583179572461700967" text:style-name="L10">
              <text:list-header>
                <text:p text:style-name="P77">• YES – to send notifications</text:p>
                <text:p text:style-name="P77">• NO – to not send notifications</text:p>
                <text:p text:style-name="P77">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text:soft-page-break/>category must begin with one of those values:</text:p>
            <text:list xml:id="list1806188996" text:continue-numbering="true" text:style-name="L10">
              <text:list-header>
                <text:p text:style-name="P77">• Public</text:p>
                <text:p text:style-name="P77">• Confidential</text:p>
                <text:p text:style-name="P77">• Private</text:p>
                <text:p text:style-name="P77">And each string must end with one of those values:</text:p>
                <text:p text:style-name="P77">• Viewer</text:p>
                <text:p text:style-name="P77">• DAndTViewer</text:p>
                <text:p text:style-name="P77">• Modifier</text:p>
                <text:p text:style-name="P77">• Responder</text:p>
                <text:p text:style-name="P77">The array can also contain one or many of the following strings:</text:p>
                <text:p text:style-name="P69">• Ob<text:span text:style-name="T18">jectCreator</text:span></text:p>
                <text:p text:style-name="P69"><text:span text:style-name="T18">•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9">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621171296" text:continue-numbering="true" text:style-name="L10">
              <text:list-header>
                <text:p text:style-name="P69">• Obje<text:span text:style-name="T18">ctViewer</text:span></text:p>
                <text:p text:style-name="P78">• ObjectEditor</text:p>
                <text:p text:style-name="P78">• ObjectCreator</text:p>
                <text:p text:style-name="P69"><text:span text:style-name="T18">•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1939513321" text:continue-numbering="true" text:style-name="L10">
              <text:list-header>
                <text:p text:style-name="P69">• Braz<text:span text:style-name="T18">ilianPortuguese</text:span></text:p>
                <text:p text:style-name="P78">• Czech</text:p>
                <text:p text:style-name="P78">• Dutch</text:p>
                <text:p text:style-name="P79">• English</text:p>
                <text:p text:style-name="P79">• French</text:p>
                <text:p text:style-name="P79">• German</text:p>
                <text:p text:style-name="P79"><text:soft-page-break/>• Hungarian</text:p>
              </text:list-header>
            </text:list>
            <text:list xml:id="list638348276" text:style-name="L10">
              <text:list-header>
                <text:p text:style-name="P78">• Italian</text:p>
                <text:p text:style-name="P78">• Russian</text:p>
                <text:p text:style-name="P78">• Spanish</text:p>
                <text:p text:style-name="P78">• Swedish</text:p>
                <text:p text:style-name="P69"><text:span text:style-name="T18">•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1577657750" text:continue-list="list1939513321" text:style-name="L10">
              <text:list-header>
                <text:p text:style-name="P77">• YES – to send notifications</text:p>
                <text:p text:style-name="P7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544764257" text:continue-numbering="true" text:style-name="L10">
              <text:list-header>
                <text:p text:style-name="P77">• YES – to send notifications</text:p>
                <text:p text:style-name="P7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607124685" text:continue-numbering="true" text:style-name="L10">
              <text:list-header>
                <text:p text:style-name="P77">• YES – to allow them</text:p>
                <text:p text:style-name="P77">•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2081323414" text:continue-numbering="true" text:style-name="L10">
              <text:list-header>
                <text:p text:style-name="P77">• YES – to allow them</text:p>
                <text:p text:style-name="P77">• NO – to prevent them from doing so</text:p>
              </text:list-header>
            </text:list>
            <text:p text:style-name="P34">Defaults to <text:span text:style-name="T7">NO</text:span> when unset.</text:p>
            <text:p text:style-name="P34">For this feature to work properly when authenticating against AD or Samba4, the <text:soft-page-break/>LDAP connection <text:span text:style-name="T26">must</text:span><text:span text:style-name="T1"> use SSL/TLS. Server side restrictions can also cause the password change to fail, in which case SOGo will only log a '</text:span><text:span text:style-name="T16">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5">rd</text:span> typed character.</text:p>
          </table:table-cell>
        </table:table-row>
        <table:table-row>
          <table:table-cell table:style-name="Table4.A2" office:value-type="string">
            <text:p text:style-name="P30">S</text:p>
          </table:table-cell>
          <table:table-cell table:style-name="Table4.B2" office:value-type="string">
            <text:p text:style-name="Table_20_Contents">SOGoMaximumFailedLoginCount</text:p>
          </table:table-cell>
          <table:table-cell table:style-name="Table4.B2"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FailedLoginInterval</text:p>
          </table:table-cell>
          <table:table-cell table:style-name="Table4.B2"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2" office:value-type="string">
            <text:p text:style-name="Table_20_Contents">SOGoFailedLoginBlockInterval</text:p>
          </table:table-cell>
          <table:table-cell table:style-name="Table4.B2"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able:table-row>
          <table:table-cell table:style-name="Table4.A2" office:value-type="string">
            <text:p text:style-name="P30">S</text:p>
          </table:table-cell>
          <table:table-cell table:style-name="Table4.B2" office:value-type="string">
            <text:p text:style-name="Table_20_Contents">SOGoMaximumMessageSubmissionCount</text:p>
          </table:table-cell>
          <table:table-cell table:style-name="Table4.B2" office:value-type="string">
            <text:p text:style-name="Table_20_Contents">Parameter used to control the number of email messages a user can send from SOGo's webmail interface, to <text:soft-page-break/><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RecipientCount</text:p>
          </table:table-cell>
          <table:table-cell table:style-name="Table4.B2"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SubmissionInterval</text:p>
          </table:table-cell>
          <table:table-cell table:style-name="Table4.B2" office:value-type="string">
            <text:p text:style-name="Table_20_Contents">Number of seconds, defaults to 30.</text:p>
          </table:table-cell>
        </table:table-row>
        <table:table-row table:style-name="Table4.46">
          <table:table-cell table:style-name="Table4.A2" office:value-type="string">
            <text:p text:style-name="P30">S</text:p>
          </table:table-cell>
          <table:table-cell table:style-name="Table4.B2" office:value-type="string">
            <text:p text:style-name="Table_20_Contents">SOGoMessageSubmissionBlockInterval</text:p>
          </table:table-cell>
          <table:table-cell table:style-name="Table4.B2"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
      <text:h text:style-name="P89"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8">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filter to use for LDAP queries, it should be defined as an EOQualifier. The following operators are supported:</text:p>
            <text:p text:style-name="P56">&lt;&gt; <text:span text:style-name="T21">inequality operator</text:span></text:p>
            <text:p text:style-name="P56">= <text:s/><text:span text:style-name="T21">equality operator</text:span></text:p>
            <text:p text:style-name="P48">Multiple qualifiers can be joined by using OR and AND, they can also be grouped together by using parenthesis. Attribute values should be quoted to avoid unexpected behaviour.</text:p>
            <text:p text:style-name="P46"><text:span text:style-name="T22">For example:<text:line-break/></text:span><text:soft-page-break/><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9">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ext:soft-page-break/>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8">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8939109228023377171" text:style-name="L11">
        <text:list-header>
          <text:p text:style-name="P65">❏<text:tab/>givenName</text:p>
          <text:p text:style-name="P65">❏<text:tab/>cn</text:p>
          <text:p text:style-name="P65">❏<text:tab/>mail</text:p>
          <text:p text:style-name="P65">❏<text:tab/>sn</text:p>
          <text:p text:style-name="P62"/>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ext:soft-page-break/>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ext:span text:style-name="T26">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26">the</text:span> <text:span text:style-name="T26">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6">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9"> utility, converting it to PEM format and appending it to the ca-certificates.crt file. (The name and location of that file differs between distributions). Basically:</text:span></text:span></text:p>
      <text:p text:style-name="P11">#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ext:soft-page-break/>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26">When CASifying sieve, this means that the </text:span><text:span text:style-name="T11">-s </text:span><text:span text:style-name="T26">parameter of </text:span><text:span text:style-name="T11">pam_cas</text:span><text:span text:style-name="T26">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9">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9">Parameter used to set the database URL for email-based alarms (that can be set on events and tasks). This parameter is relevant only if <text:s/>SOGoEnableEMailAlarms is set to YES. For PostgreSQL, the database URL could be set to something </text:span><text:span text:style-name="T19">like : </text:span><text:span text:style-name="Code_20__28_inline_29_">postgresql://sogo:sogo@localhost:5432/sogo/sogo_a</text:span><text:span text:style-name="Code_20__28_inline_29_">larms_folder</text:span></text:p>
            <text:p text:style-name="Table_20_Contents"><text:soft-page-break/>See the “EMail reminders” section in this document for more information.</text:p>
          </table:table-cell>
        </table:table-row>
      </table:table>
      <text:p text:style-name="P14"/>
      <text:p text:style-name="Standard"><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8">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1273042631" text:continue-list="list2081323414" text:style-name="L10">
              <text:list-header>
                <text:p text:style-name="P83">• <text:span text:style-name="T8">c_uid</text:span> : will be used for authentication – it's a username or username@domain.tld</text:p>
                <text:p text:style-name="P83">• <text:span text:style-name="T8">c_name</text:span> : will be used to uniquely identify entries – which can be identical to c_uid </text:p>
                <text:p text:style-name="P83">• <text:span text:style-name="T8">c_password</text:span> : password of the user, plain text, crypt, md5 or sha encoded </text:p>
                <text:p text:style-name="P83">• <text:span text:style-name="T8">c_cn</text:span> : the user's common name</text:p>
                <text:p text:style-name="P83">• <text:span text:style-name="T8">mail</text:span> : the user's email address</text:p>
                <text:p text:style-name="P84">Other columns can exist and will actually be mapped <text:soft-page-break/>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9">The default algorithm used for password encryption when </text:span><text:span text:style-name="T19">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9">. <text:line-break/>If no scheme is given, userPasswordAlgorithm is used instead. The schemes listed above follow the algorithms <text:line-break/>described in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point in time.</text:p>
            <text:p text:style-name="P46"/>
            <text:p text:style-name="P46">If this is set to 0, or if the attribute is missing, it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5283028592545290694" text:style-name="L12">
              <text:list-header>
                <text:p text:style-name="P80"><text:span text:style-name="Code_20__28_inline_29_">• sendmail</text:span> – to use the sendmail binary</text:p>
                <text:p text:style-name="P80"><text:soft-page-break/><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7">• YES</text:p>
                <text:p text:style-name="P77">• NO</text:p>
                <text:p text:style-name="P77">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3">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CASServiceName</text:p>
          </table:table-cell>
          <table:table-cell table:style-name="Table10.B1" office:value-type="string">
            <text:p text:style-name="Table_20_Contents">Parameter used to set the CAS service name (URL) of the imap service. This is useful if SOGo is <text:soft-page-break/>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30">D</text:p>
          </table:table-cell>
          <table:table-cell table:style-name="Table10.B5" office:value-type="string">
            <text:p text:style-name="Table_20_Contents">SOGoIMAPServer</text:p>
          </table:table-cell>
          <table:table-cell table:style-name="Table10.B5"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9">•<text:span text:style-name="Code_20__28_inline_29_"> imaps:</text:span><text:span text:style-name="Code_20__28_inline_29_"><text:span text:style-name="T24">//localhost:993</text:span></text:span></text:p>
                <text:p text:style-name="P69"><text:span text:style-name="T18">•</text:span><text:span text:style-name="Code_20__28_inline_29_"> </text:span><text:span text:style-name="Code_20__28_inline_29_"><text:span text:style-name="T24">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1479473672" text:continue-numbering="true" text:style-name="L10">
              <text:list-header>
                <text:p text:style-name="P69">•<text:span text:style-name="Code_20__28_inline_29_"> sie</text:span><text:span text:style-name="Code_20__28_inline_29_"><text:span text:style-name="T24">ve://localhost</text:span></text:span></text:p>
                <text:p text:style-name="P69"><text:span text:style-name="T18">•</text:span><text:span text:style-name="Code_20__28_inline_29_"> </text:span><text:span text:style-name="Code_20__28_inline_29_"><text:span text:style-name="T24">sieve://localhost:2000</text:span></text:span></text:p>
                <text:p text:style-name="P69"><text:span text:style-name="T18">•</text:span><text:span text:style-name="Code_20__28_inline_29_"> </text:span><text:span text:style-name="Code_20__28_inline_29_"><text:span text:style-name="T24">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632406207" text:continue-numbering="true" text:style-name="L10">
              <text:list-header>
                <text:p text:style-name="P77">• YES</text:p>
                <text:p text:style-name="P77">• NO</text:p>
                <text:p text:style-name="P81">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1786101562" text:continue-list="list7924972029523577549" text:style-name="L12">
              <text:list-header>
                <text:p text:style-name="P80">Parameter used to specify which RFC the IMAP server implements with respect to ACLs. Possible values are :</text:p>
              </text:list-header>
            </text:list>
            <text:list xml:id="list166600637" text:continue-list="list632406207" text:style-name="L10">
              <text:list-header>
                <text:p text:style-name="P69">•<text:span text:style-name="Code_20__28_inline_29_"> </text:span><text:span text:style-name="Code_20__28_inline_29_"><text:span text:style-name="T24">rfc2086</text:span></text:span></text:p>
                <text:p text:style-name="P69"><text:span text:style-name="T18">•</text:span><text:span text:style-name="Code_20__28_inline_29_"> </text:span><text:span text:style-name="Code_20__28_inline_29_"><text:span text:style-name="T24">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569779887" text:continue-list="list1025629256" text:style-name="L10">
              <text:list-header>
                <text:p text:style-name="P77">• YES</text:p>
                <text:p text:style-name="P77">• NO</text:p>
                <text:p text:style-name="P7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492528352" text:continue-numbering="true" text:style-name="L10">
              <text:list-header>
                <text:p text:style-name="P77">• YES</text:p>
                <text:p text:style-name="P77">• NO</text:p>
                <text:p text:style-name="P7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ext:soft-page-break/>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999080973" text:continue-numbering="true" text:style-name="L10">
              <text:list-header>
                <text:p text:style-name="P69">•<text:span text:style-name="Code_20__28_inline_29_"> Cal</text:span><text:span text:style-name="Code_20__28_inline_29_"><text:span text:style-name="T24">endar</text:span></text:span></text:p>
                <text:p text:style-name="P69"><text:span text:style-name="T24">•</text:span><text:span text:style-name="Code_20__28_inline_29_"><text:span text:style-name="T24"> Mail</text:span></text:span></text:p>
                <text:p text:style-name="P69"><text:span text:style-name="T24">•</text:span><text:span text:style-name="Code_20__28_inline_29_"><text:span text:style-name="T24">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7">Parameter used to specify the relative </text:span><text:span text:style-name="T17">URL of the site favion.<text:line-break/></text:span><text:span text:style-name="T17">When unset, defaults to the file </text:span><text:span text:style-name="Code_20__28_inline_29_"><text:span text:style-name="T17">sogo.ico</text:span></text:span><text:span text:style-name="T17"> under </text:span><text:span text:style-name="T17">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7">Parameter used to specify the path of the zip binary used to archive messages. Defaults to </text:span><text:span text:style-name="Code_20__28_inline_29_"><text:span text:style-name="T17">/usr/bin/zip w</text:span></text:span><text:span text:style-name="T17">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ext:soft-page-break/>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1210826834" text:continue-list="list1786101562" text:style-name="L12">
              <text:list-header>
                <text:p text:style-name="P80">•<text:span text:style-name="Code_20__28_inline_29_"> 1</text:span></text:p>
                <text:p text:style-name="P80">•<text:span text:style-name="Code_20__28_inline_29_"> 2</text:span></text:p>
                <text:p text:style-name="P80">•<text:span text:style-name="Code_20__28_inline_29_"> 5</text:span></text:p>
                <text:p text:style-name="P80">•<text:span text:style-name="Code_20__28_inline_29_"> 10</text:span></text:p>
                <text:p text:style-name="P80">•<text:span text:style-name="Code_20__28_inline_29_"> 20</text:span></text:p>
                <text:p text:style-name="P80">•<text:span text:style-name="Code_20__28_inline_29_"> 30</text:span></text:p>
                <text:p text:style-name="P80">•<text:span text:style-name="Code_20__28_inline_29_"> 60</text:span></text:p>
                <text:p text:style-name="P80">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1643109582" text:continue-numbering="true" text:style-name="L12">
              <text:list-header>
                <text:p text:style-name="P80">•<text:span text:style-name="Code_20__28_inline_29_"> manually</text:span></text:p>
                <text:p text:style-name="P80">•<text:span text:style-name="Code_20__28_inline_29_"> every_minute</text:span></text:p>
                <text:p text:style-name="P80">•<text:span text:style-name="Code_20__28_inline_29_"> every_2_minutes</text:span></text:p>
                <text:p text:style-name="P80"><text:soft-page-break/>•<text:span text:style-name="Code_20__28_inline_29_"> every_5_minutes</text:span></text:p>
                <text:p text:style-name="P80">•<text:span text:style-name="Code_20__28_inline_29_"> every_10_minutes</text:span></text:p>
                <text:p text:style-name="P80">•<text:span text:style-name="Code_20__28_inline_29_"> every_20_minutes</text:span></text:p>
                <text:p text:style-name="P80">•<text:span text:style-name="Code_20__28_inline_29_"> every_30_minutes</text:span></text:p>
                <text:p text:style-name="P8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used when creating an event or a task. Possible values are :</text:p>
            <text:list xml:id="list2082077417" text:continue-numbering="true" text:style-name="L12">
              <text:list-header>
                <text:p text:style-name="P70">•<text:span text:style-name="Code_20__28_inline_29_"> s</text:span><text:span text:style-name="Code_20__28_inline_29_"><text:span text:style-name="T24">elected</text:span></text:span></text:p>
                <text:p text:style-name="P70"><text:span text:style-name="T24">•</text:span><text:span text:style-name="Code_20__28_inline_29_"><text:span text:style-name="T24"> personal</text:span></text:span></text:p>
                <text:p text:style-name="P70"><text:span text:style-name="T24">•</text:span><text:span text:style-name="Code_20__28_inline_29_"><text:span text:style-name="T24">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060669170" text:continue-numbering="true" text:style-name="L12">
              <text:list-header>
                <text:p text:style-name="P70">•<text:span text:style-name="Code_20__28_inline_29_"> Jan</text:span><text:span text:style-name="Code_20__28_inline_29_"><text:span text:style-name="T24">uary1</text:span></text:span></text:p>
                <text:p text:style-name="P70"><text:span text:style-name="T24">•</text:span><text:span text:style-name="Code_20__28_inline_29_"><text:span text:style-name="T24"> First4DayWeek</text:span></text:span></text:p>
                <text:p text:style-name="P70"><text:span text:style-name="T24">•</text:span><text:span text:style-name="Code_20__28_inline_29_"><text:span text:style-name="T24">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ext:soft-page-break/>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236535959" text:continue-numbering="true" text:style-name="L12">
              <text:list-header>
                <text:p text:style-name="P70">•<text:span text:style-name="Code_20__28_inline_29_"> inl</text:span><text:span text:style-name="Code_20__28_inline_29_"><text:span text:style-name="T24">ine</text:span></text:span></text:p>
                <text:p text:style-name="P70"><text:span text:style-name="T24">•</text:span><text:span text:style-name="Code_20__28_inline_29_"><text:span text:style-name="T24">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092160410" text:continue-numbering="true" text:style-name="L12">
              <text:list-header>
                <text:p text:style-name="P70">•<text:span text:style-name="Code_20__28_inline_29_"> a</text:span><text:span text:style-name="Code_20__28_inline_29_"><text:span text:style-name="T24">bove</text:span></text:span></text:p>
                <text:p text:style-name="P70"><text:span text:style-name="T24">•</text:span><text:span text:style-name="Code_20__28_inline_29_"><text:span text:style-name="T24"> b</text:span></text:span><text:span text:style-name="Code_20__28_inline_29_">elow</text:span></text:p>
              </text:list-header>
            </text:list>
            <text:p text:style-name="Table_20_Contents">Defaults to <text:span text:style-name="Code_20__28_inline_29_">below.</text:span></text:p>
          </table:table-cell>
        </table:table-row>
        <text:soft-page-break/>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874324408" text:continue-numbering="true" text:style-name="L12">
              <text:list-header>
                <text:p text:style-name="P70">•<text:span text:style-name="Code_20__28_inline_29_"> abov</text:span><text:span text:style-name="Code_20__28_inline_29_"><text:span text:style-name="T24">e</text:span></text:span></text:p>
                <text:p text:style-name="P70"><text:span text:style-name="T24">•</text:span><text:span text:style-name="Code_20__28_inline_29_"><text:span text:style-name="T24">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371278351" text:continue-numbering="true" text:style-name="L12">
              <text:list-header>
                <text:p text:style-name="P70">•<text:span text:style-name="Code_20__28_inline_29_"> te</text:span><text:span text:style-name="Code_20__28_inline_29_"><text:span text:style-name="T24">xt</text:span></text:span></text:p>
                <text:p text:style-name="P70"><text:span text:style-name="T24">•</text:span><text:span text:style-name="Code_20__28_inline_29_"><text:span text:style-name="T24">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9">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text:soft-page-break/>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8"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8"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9">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8"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6"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7" text:outline-level="2"/>
      <text:h text:style-name="P88"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6"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61" text:outline-level="1"/>
      <text:h text:style-name="P86"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97</meta:editing-cycles>
    <meta:editing-duration>P11DT16H21M16S</meta:editing-duration>
    <dc:date>2013-08-29T14:32:05</dc:date>
    <meta:document-statistic meta:table-count="14" meta:image-count="4" meta:object-count="0" meta:page-count="59" meta:paragraph-count="1302" meta:word-count="11660" meta:character-count="78623"/>
    <meta:user-defined meta:name="Info 1"/>
    <meta:user-defined meta:name="Info 2"/>
    <meta:user-defined meta:name="Info 3"/>
    <meta:user-defined meta:name="Info 4"/>
  </office:meta>
</office:document-meta>
</file>